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1:Sheet1.B1 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map count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sequential splice</text:p>
          </table:table-cell>
          <table:table-cell office:value-type="string" calcext:value-type="string">
            <text:p>parallel spl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.83518166666667" calcext:value-type="float">
            <text:p>6.84</text:p>
          </table:table-cell>
          <table:table-cell office:value-type="float" office:value="3.77012333333333" calcext:value-type="float">
            <text:p>3.77</text:p>
          </table:table-cell>
          <table:table-cell office:value-type="float" office:value="2.00203366666667" calcext:value-type="float">
            <text:p>2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8.7508233333333" calcext:value-type="float">
            <text:p>58.75</text:p>
          </table:table-cell>
          <table:table-cell office:value-type="float" office:value="18.2007843333333" calcext:value-type="float">
            <text:p>18.20</text:p>
          </table:table-cell>
          <table:table-cell office:value-type="float" office:value="5.91993866666667" calcext:value-type="float">
            <text:p>5.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156.48216733333" calcext:value-type="float">
            <text:p>1156.48</text:p>
          </table:table-cell>
          <table:table-cell office:value-type="float" office:value="287.730102333333" calcext:value-type="float">
            <text:p>287.73</text:p>
          </table:table-cell>
          <table:table-cell office:value-type="float" office:value="43.464295" calcext:value-type="float">
            <text:p>43.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float" office:value="3964.94714766667" calcext:value-type="float">
            <text:p>3964.95</text:p>
          </table:table-cell>
          <table:table-cell office:value-type="float" office:value="1385.35014666667" calcext:value-type="float">
            <text:p>1385.35</text:p>
          </table:table-cell>
          <table:table-cell office:value-type="float" office:value="165.637370333333" calcext:value-type="float">
            <text:p>165.6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2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6T15:55:43.855393741</dc:date>
    <meta:editing-duration>PT41S</meta:editing-duration>
    <meta:editing-cycles>1</meta:editing-cycles>
    <meta:document-statistic meta:table-count="1" meta:cell-count="20" meta:object-count="1"/>
    <meta:generator>LibreOffice/4.3.3.1$Linux_X86_64 LibreOffice_project/4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2.099cm" svg:y="3.706cm" style:legend-expansion="high" chart:style-name="ch2"/>
        <chart:plot-area chart:style-name="ch3" table:cell-range-address="Sheet1.B1:Sheet1.E5" chart:data-source-has-labels="both" svg:x="1.331cm" svg:y="0.18cm" svg:width="10.448cm" svg:height="7.665cm">
          <chartooo:coordinate-region svg:x="2.799cm" svg:y="0.379cm" svg:width="8.237cm" svg:height="6.819cm"/>
          <chart:axis chart:dimension="x" chart:name="primary-x" chart:style-name="ch4" chartooo:axis-type="auto">
            <chartooo:date-scale/>
            <chart:title svg:x="5.73cm" svg:y="8.025cm" chart:style-name="ch5">
              <text:p>map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466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</text:p>
                <draw:g>
                  <svg:desc>Sheet1.C1:Sheet1.C1</svg:desc>
                </draw:g>
              </table:table-cell>
              <table:table-cell office:value-type="string">
                <text:p>sequential splice</text:p>
                <draw:g>
                  <svg:desc>Sheet1.D1:Sheet1.D1</svg:desc>
                </draw:g>
              </table:table-cell>
              <table:table-cell office:value-type="string">
                <text:p>parallel spli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2:Sheet1.B5</svg:desc>
                </draw:g>
              </table:table-cell>
              <table:table-cell office:value-type="float" office:value="6.83518166666667">
                <text:p>6.83518166666667</text:p>
                <draw:g>
                  <svg:desc>Sheet1.C2:Sheet1.C5</svg:desc>
                </draw:g>
              </table:table-cell>
              <table:table-cell office:value-type="float" office:value="3.77012333333333">
                <text:p>3.77012333333333</text:p>
                <draw:g>
                  <svg:desc>Sheet1.D2:Sheet1.D5</svg:desc>
                </draw:g>
              </table:table-cell>
              <table:table-cell office:value-type="float" office:value="2.00203366666667">
                <text:p>2.00203366666667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8.7508233333333">
                <text:p>58.7508233333333</text:p>
              </table:table-cell>
              <table:table-cell office:value-type="float" office:value="18.2007843333333">
                <text:p>18.2007843333333</text:p>
              </table:table-cell>
              <table:table-cell office:value-type="float" office:value="5.91993866666667">
                <text:p>5.919938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56.48216733333">
                <text:p>1156.48216733333</text:p>
              </table:table-cell>
              <table:table-cell office:value-type="float" office:value="287.730102333333">
                <text:p>287.730102333333</text:p>
              </table:table-cell>
              <table:table-cell office:value-type="float" office:value="43.464295">
                <text:p>43.46429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964.94714766667">
                <text:p>3964.94714766667</text:p>
              </table:table-cell>
              <table:table-cell office:value-type="float" office:value="1385.35014666667">
                <text:p>1385.35014666667</text:p>
              </table:table-cell>
              <table:table-cell office:value-type="float" office:value="165.637370333333">
                <text:p>165.637370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1$Linux_X86_64 LibreOffice_project/4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